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e50bd" officeooo:paragraph-rsid="001e50bd"/>
    </style:style>
    <style:style style:name="P2" style:family="paragraph" style:parent-style-name="Standard">
      <style:text-properties style:font-name="FreeMono" officeooo:rsid="001ea1dc" officeooo:paragraph-rsid="001ea1dc"/>
    </style:style>
    <style:style style:name="P3" style:family="paragraph" style:parent-style-name="Standard">
      <style:text-properties style:font-name="FreeMono" officeooo:rsid="001ea1dc" officeooo:paragraph-rsid="001fe1d2"/>
    </style:style>
    <style:style style:name="P4" style:family="paragraph" style:parent-style-name="Standard">
      <style:text-properties style:font-name="FreeMono" officeooo:rsid="001fe1d2" officeooo:paragraph-rsid="001fe1d2"/>
    </style:style>
    <style:style style:name="P5" style:family="paragraph" style:parent-style-name="Standard">
      <style:text-properties style:font-name="FreeMono" fo:font-weight="bold" officeooo:rsid="001ea1dc" officeooo:paragraph-rsid="001fe1d2" style:font-weight-asian="bold" style:font-weight-complex="bold"/>
    </style:style>
    <style:style style:name="P6" style:family="paragraph" style:parent-style-name="Standard">
      <style:text-properties style:font-name="FreeMono" fo:font-weight="bold" officeooo:rsid="001fe1d2" officeooo:paragraph-rsid="001fe1d2" style:font-weight-asian="bold" style:font-weight-complex="bold"/>
    </style:style>
    <style:style style:name="P7" style:family="paragraph" style:parent-style-name="Standard">
      <style:text-properties style:font-name="FreeMono" fo:font-weight="bold" officeooo:rsid="00236118" officeooo:paragraph-rsid="00236118" style:font-weight-asian="bold" style:font-weight-complex="bold"/>
    </style:style>
    <style:style style:name="P8" style:family="paragraph" style:parent-style-name="Standard">
      <style:text-properties style:font-name="FreeMono" fo:font-weight="bold" officeooo:rsid="00264a76" officeooo:paragraph-rsid="00264a76" style:font-weight-asian="bold" style:font-weight-complex="bold"/>
    </style:style>
    <style:style style:name="P9" style:family="paragraph" style:parent-style-name="Standard">
      <style:text-properties style:font-name="FreeMono" fo:font-weight="bold" officeooo:rsid="0035e160" officeooo:paragraph-rsid="0035e160" style:font-weight-asian="bold" style:font-weight-complex="bold"/>
    </style:style>
    <style:style style:name="P10" style:family="paragraph" style:parent-style-name="Standard">
      <style:text-properties style:font-name="FreeMono" officeooo:rsid="00236118" officeooo:paragraph-rsid="00236118"/>
    </style:style>
    <style:style style:name="P11" style:family="paragraph" style:parent-style-name="Standard">
      <style:text-properties style:font-name="FreeMono" officeooo:rsid="0024f14d" officeooo:paragraph-rsid="0024f14d"/>
    </style:style>
    <style:style style:name="P12" style:family="paragraph" style:parent-style-name="Standard">
      <style:text-properties style:font-name="FreeMono" officeooo:rsid="00264a76" officeooo:paragraph-rsid="00264a76"/>
    </style:style>
    <style:style style:name="P13" style:family="paragraph" style:parent-style-name="Standard">
      <style:text-properties style:font-name="FreeMono" officeooo:rsid="00264a76" officeooo:paragraph-rsid="0026ddb0"/>
    </style:style>
    <style:style style:name="P14" style:family="paragraph" style:parent-style-name="Standard">
      <style:text-properties style:font-name="FreeMono" officeooo:rsid="00264a76" officeooo:paragraph-rsid="002a5f40"/>
    </style:style>
    <style:style style:name="P15" style:family="paragraph" style:parent-style-name="Standard">
      <style:text-properties style:font-name="FreeMono" officeooo:rsid="00264a76" officeooo:paragraph-rsid="002c9775"/>
    </style:style>
    <style:style style:name="P16" style:family="paragraph" style:parent-style-name="Standard">
      <style:text-properties style:font-name="FreeMono" officeooo:rsid="002bfb6c" officeooo:paragraph-rsid="002bfb6c"/>
    </style:style>
    <style:style style:name="P17" style:family="paragraph" style:parent-style-name="Standard">
      <style:text-properties style:font-name="FreeMono" officeooo:rsid="002bfb6c" officeooo:paragraph-rsid="002d8e44"/>
    </style:style>
    <style:style style:name="P18" style:family="paragraph" style:parent-style-name="Standard">
      <style:text-properties style:font-name="FreeMono" officeooo:rsid="002bfb6c" officeooo:paragraph-rsid="0035e160"/>
    </style:style>
    <style:style style:name="P19" style:family="paragraph" style:parent-style-name="Standard">
      <style:text-properties style:font-name="FreeMono" officeooo:rsid="002d8e44" officeooo:paragraph-rsid="002d8e44"/>
    </style:style>
    <style:style style:name="P20" style:family="paragraph" style:parent-style-name="Standard">
      <style:text-properties style:font-name="FreeMono" officeooo:rsid="002d8e44" officeooo:paragraph-rsid="0035e160"/>
    </style:style>
    <style:style style:name="P21" style:family="paragraph" style:parent-style-name="Standard">
      <style:text-properties style:font-name="FreeMono" officeooo:rsid="0035e160" officeooo:paragraph-rsid="0035e160"/>
    </style:style>
    <style:style style:name="P22" style:family="paragraph" style:parent-style-name="Standard">
      <style:text-properties style:font-name="FreeMono" officeooo:rsid="0036bbad" officeooo:paragraph-rsid="0036bbad"/>
    </style:style>
    <style:style style:name="P23" style:family="paragraph" style:parent-style-name="Standard">
      <style:paragraph-properties fo:padding="0.0201in" fo:border="0.26pt solid #000000" style:shadow="none"/>
      <style:text-properties style:font-name="FreeMono" fo:font-size="10pt" officeooo:rsid="001fe1d2" officeooo:paragraph-rsid="001fe1d2" style:font-size-asian="10pt" style:font-size-complex="10pt"/>
    </style:style>
    <style:style style:name="P24" style:family="paragraph" style:parent-style-name="Standard">
      <style:paragraph-properties fo:padding="0.0201in" fo:border="0.26pt solid #000000" style:shadow="none"/>
      <style:text-properties style:font-name="FreeMono" fo:font-size="10pt" officeooo:rsid="00236118" officeooo:paragraph-rsid="00236118" style:font-size-asian="10pt" style:font-size-complex="10pt"/>
    </style:style>
    <style:style style:name="P25" style:family="paragraph" style:parent-style-name="Standard">
      <style:paragraph-properties fo:padding="0.0201in" fo:border="0.26pt solid #000000" style:shadow="none"/>
      <style:text-properties style:font-name="FreeMono" fo:font-size="10pt" officeooo:rsid="00264a76" officeooo:paragraph-rsid="00289fa5" style:font-size-asian="10pt" style:font-size-complex="10pt"/>
    </style:style>
    <style:style style:name="P26" style:family="paragraph" style:parent-style-name="Standard">
      <style:paragraph-properties fo:padding="0.0201in" fo:border="0.26pt solid #000000" style:shadow="none"/>
      <style:text-properties style:font-name="FreeMono" fo:font-size="10pt" officeooo:rsid="0026ddb0" officeooo:paragraph-rsid="002a02f8" style:font-size-asian="10pt" style:font-size-complex="10pt"/>
    </style:style>
    <style:style style:name="P27" style:family="paragraph" style:parent-style-name="Standard">
      <style:paragraph-properties fo:padding="0.0201in" fo:border="0.26pt solid #000000" style:shadow="none"/>
      <style:text-properties style:font-name="FreeMono" fo:font-size="10pt" officeooo:rsid="0026ddb0" officeooo:paragraph-rsid="002c9775" style:font-size-asian="10pt" style:font-size-complex="10pt"/>
    </style:style>
    <style:style style:name="P28" style:family="paragraph" style:parent-style-name="Standard">
      <style:paragraph-properties fo:padding="0.0201in" fo:border="0.26pt solid #000000" style:shadow="none"/>
      <style:text-properties style:font-name="FreeMono" fo:font-size="10pt" officeooo:rsid="0026ddb0" officeooo:paragraph-rsid="002d8e44" style:font-size-asian="10pt" style:font-size-complex="10pt"/>
    </style:style>
    <style:style style:name="P29" style:family="paragraph" style:parent-style-name="Standard">
      <style:paragraph-properties fo:padding="0.0201in" fo:border="0.26pt solid #000000" style:shadow="none"/>
      <style:text-properties style:font-name="FreeMono" fo:font-size="10pt" officeooo:rsid="00278489" officeooo:paragraph-rsid="002be724" style:font-size-asian="10pt" style:font-size-complex="10pt"/>
    </style:style>
    <style:style style:name="P30" style:family="paragraph" style:parent-style-name="Standard">
      <style:paragraph-properties fo:padding="0.0201in" fo:border="0.26pt solid #000000" style:shadow="none"/>
      <style:text-properties style:font-name="FreeMono" fo:font-size="10pt" officeooo:rsid="00289fa5" officeooo:paragraph-rsid="00289fa5" style:font-size-asian="10pt" style:font-size-complex="10pt"/>
    </style:style>
    <style:style style:name="P31" style:family="paragraph" style:parent-style-name="Standard">
      <style:paragraph-properties fo:padding="0.0201in" fo:border="0.26pt solid #000000" style:shadow="none"/>
      <style:text-properties style:font-name="FreeMono" fo:font-size="10pt" officeooo:rsid="002a02f8" officeooo:paragraph-rsid="002a02f8" style:font-size-asian="10pt" style:font-size-complex="10pt"/>
    </style:style>
    <style:style style:name="P32" style:family="paragraph" style:parent-style-name="Standard">
      <style:paragraph-properties fo:padding="0.0201in" fo:border="0.26pt solid #000000" style:shadow="none"/>
      <style:text-properties style:font-name="FreeMono" fo:font-size="10pt" officeooo:rsid="002be724" officeooo:paragraph-rsid="002be724" style:font-size-asian="10pt" style:font-size-complex="10pt"/>
    </style:style>
    <style:style style:name="P33" style:family="paragraph" style:parent-style-name="Standard">
      <style:paragraph-properties fo:padding="0.0201in" fo:border="0.26pt solid #000000" style:shadow="none"/>
      <style:text-properties style:font-name="FreeMono" fo:font-size="10pt" officeooo:rsid="002c9775" officeooo:paragraph-rsid="002c9775" style:font-size-asian="10pt" style:font-size-complex="10pt"/>
    </style:style>
    <style:style style:name="P34" style:family="paragraph" style:parent-style-name="Standard">
      <style:paragraph-properties fo:padding="0.0201in" fo:border="0.26pt solid #000000" style:shadow="none"/>
      <style:text-properties style:font-name="FreeMono" fo:font-size="10pt" officeooo:rsid="002d8e44" officeooo:paragraph-rsid="002d8e44" style:font-size-asian="10pt" style:font-size-complex="10pt"/>
    </style:style>
    <style:style style:name="P35" style:family="paragraph" style:parent-style-name="Standard">
      <style:paragraph-properties fo:break-before="page"/>
      <style:text-properties style:font-name="FreeMono" fo:font-weight="bold" officeooo:rsid="00236118" officeooo:paragraph-rsid="00236118" style:font-weight-asian="bold" style:font-weight-complex="bold"/>
    </style:style>
    <style:style style:name="P36" style:family="paragraph" style:parent-style-name="Standard">
      <style:paragraph-properties fo:break-before="page"/>
      <style:text-properties style:font-name="FreeMono" fo:font-weight="bold" officeooo:rsid="00264a76" officeooo:paragraph-rsid="00264a76" style:font-weight-asian="bold" style:font-weight-complex="bold"/>
    </style:style>
    <style:style style:name="P37" style:family="paragraph" style:parent-style-name="Standard">
      <style:paragraph-properties fo:break-before="page"/>
      <style:text-properties style:font-name="FreeMono" fo:font-weight="bold" officeooo:rsid="0035e160" officeooo:paragraph-rsid="0035e160" style:font-weight-asian="bold" style:font-weight-complex="bold"/>
    </style:style>
    <style:style style:name="T1" style:family="text">
      <style:text-properties fo:font-style="italic" style:font-style-asian="italic" style:font-style-complex="italic"/>
    </style:style>
    <style:style style:name="T2" style:family="text">
      <style:text-properties officeooo:rsid="002181e4"/>
    </style:style>
    <style:style style:name="T3" style:family="text">
      <style:text-properties officeooo:rsid="00236118"/>
    </style:style>
    <style:style style:name="T4" style:family="text">
      <style:text-properties officeooo:rsid="0026ddb0"/>
    </style:style>
    <style:style style:name="T5" style:family="text">
      <style:text-properties officeooo:rsid="00278489"/>
    </style:style>
    <style:style style:name="T6" style:family="text">
      <style:text-properties officeooo:rsid="00289fa5"/>
    </style:style>
    <style:style style:name="T7" style:family="text">
      <style:text-properties officeooo:rsid="002a02f8"/>
    </style:style>
    <style:style style:name="T8" style:family="text">
      <style:text-properties officeooo:rsid="002a5f40"/>
    </style:style>
    <style:style style:name="T9" style:family="text">
      <style:text-properties officeooo:rsid="002be724"/>
    </style:style>
    <style:style style:name="T10" style:family="text">
      <style:text-properties officeooo:rsid="002c9775"/>
    </style:style>
    <style:style style:name="T11" style:family="text">
      <style:text-properties officeooo:rsid="002d8e44"/>
    </style:style>
    <style:style style:name="T12" style:family="text">
      <style:text-properties officeooo:rsid="0035e160"/>
    </style:style>
    <style:style style:name="T13" style:family="text">
      <style:text-properties officeooo:rsid="0036bb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435</text:p>
      <text:p text:style-name="P1">Final Project – Distributed Mergesort</text:p>
      <text:p text:style-name="P1"/>
      <text:p text:style-name="P5">Task</text:p>
      <text:p text:style-name="P3"/>
      <text:p text:style-name="P3">Create a server-client project which distributes 4M elements (I used long ints) to computers. Each client uses mergesort and threads to sort the parts, and then returns the sorted subarrays to the server. Server waits for all subarrays, then sorts them to get a final result. The initial, final, and sub results are stored in files.</text:p>
      <text:p text:style-name="P2"/>
      <text:p text:style-name="P7">Method</text:p>
      <text:p text:style-name="P4"/>
      <text:p text:style-name="P4">Create a serial mergesort program and then parallelize. I <text:span text:style-name="T3">made</text:span> two versions: a top-down recursive algorithm and a bottom-up iterative one. Source files are labeled <text:span text:style-name="T1">_recursive</text:span> to keep them organized.</text:p>
      <text:p text:style-name="P4">OpenMPI was used because it supports distributed processing over a network, though by using it you give up having some control over how load balancing is done. Only the <text:span text:style-name="T1">mergesort_mpi</text:span> program is finished, as the recursive mpi program doesn't output to files or spin OMP threads. The <text:span text:style-name="T1">mergesort_mpi</text:span> program will be copied to computers by MPI, and then creates threads on those computers with openMP to try and make the best use of multi-core processors available.</text:p>
      <text:p text:style-name="P4"/>
      <text:p text:style-name="P4">Each program has a compile time flag at the top which enables debugging output, this allows us to test the algorithm with small lists, and then test the parallel speedup with large lists that shouldn't be <text:span text:style-name="T2">sent</text:span> to terminal.</text:p>
      <text:p text:style-name="P4"/>
      <text:p text:style-name="P6">Makefile</text:p>
      <text:p text:style-name="P4"/>
      <text:p text:style-name="P23">all: mergesort_mpi mergesort_serial mergesort_mpi_recursive mergesort_serial_recursive</text:p>
      <text:p text:style-name="P23"/>
      <text:p text:style-name="P23"><text:tab/></text:p>
      <text:p text:style-name="P23">mergesort_mpi:</text:p>
      <text:p text:style-name="P23"><text:tab/><text:tab/>export OMPI_CXX=g++</text:p>
      <text:p text:style-name="P23"><text:tab/><text:tab/>mpic++ src/mergesort_mpi.cpp -o bin/mergesort_mpi -fopenmp -lm -O3 -Wall</text:p>
      <text:p text:style-name="P23"/>
      <text:p text:style-name="P23">mergesort_mpi_recursive:</text:p>
      <text:p text:style-name="P23"><text:tab/><text:tab/>export OMPI_CXX=g++</text:p>
      <text:p text:style-name="P23"><text:tab/><text:tab/>mpic++ src/mergesort_mpi_recursive.cpp -o bin/mergesort_mpi_recursive -fopenmp -lm -O3 -Wall</text:p>
      <text:p text:style-name="P23"/>
      <text:p text:style-name="P23">mergesort_serial:</text:p>
      <text:p text:style-name="P23"><text:tab/>g++ src/mergesort_serial.cpp -o bin/mergesort_serial -Wall -g</text:p>
      <text:p text:style-name="P23"/>
      <text:p text:style-name="P23">mergesort_serial_recursive:</text:p>
      <text:p text:style-name="P23"><text:tab/>g++ src/mergesort_serial_recursive.cpp -o bin/mergesort_serial_recursive -Wall -g</text:p>
      <text:p text:style-name="P4"/>
      <text:p text:style-name="P7"/>
      <text:p text:style-name="P35">Test Accuracy</text:p>
      <text:p text:style-name="P10"/>
      <text:p text:style-name="P11">Each program compiled with debugging enabled will list the full unsorted array, and then the final sorted array. MPI versions will list the sorted array that's been gathered from the worker processes, and <text:span text:style-name="T1">mergesort_mpi</text:span> can also print work process sub-arrays to a file.</text:p>
      <text:p text:style-name="P10"/>
      <text:p text:style-name="P10">Serial Iterative:</text:p>
      <text:p text:style-name="P24">$ ./bin/mergesort_serial 7</text:p>
      <text:p text:style-name="P24">Data: 1039300282</text:p>
      <text:p text:style-name="P24">Data: 1402832467</text:p>
      <text:p text:style-name="P24">Data: 322949483</text:p>
      <text:p text:style-name="P24">Data: 1554413735</text:p>
      <text:p text:style-name="P24">Data: 555979365</text:p>
      <text:p text:style-name="P24">Data: 988411181</text:p>
      <text:p text:style-name="P24">Data: 332603474</text:p>
      <text:p text:style-name="P24"/>
      <text:p text:style-name="P24">Data: 322949483</text:p>
      <text:p text:style-name="P24">Data: 332603474</text:p>
      <text:p text:style-name="P24">Data: 555979365</text:p>
      <text:p text:style-name="P24">Data: 988411181</text:p>
      <text:p text:style-name="P24">Data: 1039300282</text:p>
      <text:p text:style-name="P24">Data: 1402832467</text:p>
      <text:p text:style-name="P24">Data: 1554413735</text:p>
      <text:p text:style-name="P24"/>
      <text:p text:style-name="P24">time=4e-06 seconds</text:p>
      <text:p text:style-name="P4"/>
      <text:p text:style-name="P10">Serial Recursive:</text:p>
      <text:p text:style-name="P24">$ ./bin/mergesort_serial_recursive 7</text:p>
      <text:p text:style-name="P24">Data: 1039300282</text:p>
      <text:p text:style-name="P24">Data: 1402832467</text:p>
      <text:p text:style-name="P24">Data: 322949483</text:p>
      <text:p text:style-name="P24">Data: 1554413735</text:p>
      <text:p text:style-name="P24">Data: 555979365</text:p>
      <text:p text:style-name="P24">Data: 988411181</text:p>
      <text:p text:style-name="P24">Data: 332603474</text:p>
      <text:p text:style-name="P24"/>
      <text:p text:style-name="P24">Data: 322949483</text:p>
      <text:p text:style-name="P24">Data: 332603474</text:p>
      <text:p text:style-name="P24">Data: 555979365</text:p>
      <text:p text:style-name="P24">Data: 988411181</text:p>
      <text:p text:style-name="P24">Data: 1039300282</text:p>
      <text:p text:style-name="P24">Data: 1402832467</text:p>
      <text:p text:style-name="P24">Data: 1554413735</text:p>
      <text:p text:style-name="P24"/>
      <text:p text:style-name="P24">time=8e-06 seconds</text:p>
      <text:p text:style-name="P4"/>
      <text:p text:style-name="P10">MPI Iterative:</text:p>
      <text:p text:style-name="P24">$ mpirun -np 2 ./bin/mergesort_mpi 1 7</text:p>
      <text:p text:style-name="P24">Data: 1039300282</text:p>
      <text:p text:style-name="P24">Data: 1402832467</text:p>
      <text:p text:style-name="P24">Data: 322949483</text:p>
      <text:p text:style-name="P24">Data: 1554413735</text:p>
      <text:p text:style-name="P24">Data: 555979365</text:p>
      <text:p text:style-name="P24">Data: 988411181</text:p>
      <text:p text:style-name="P24">Data: 332603474</text:p>
      <text:p text:style-name="P24"/>
      <text:p text:style-name="P24">Data: 322949483</text:p>
      <text:p text:style-name="P24">Data: 332603474</text:p>
      <text:p text:style-name="P24">Data: 555979365</text:p>
      <text:p text:style-name="P24">Data: 988411181</text:p>
      <text:p text:style-name="P24">Data: 1039300282</text:p>
      <text:p text:style-name="P24">Data: 1402832467</text:p>
      <text:p text:style-name="P24">Data: 1554413735</text:p>
      <text:p text:style-name="P24"><text:soft-page-break/></text:p>
      <text:p text:style-name="P24">time=0.000175 seconds</text:p>
      <text:p text:style-name="P4"/>
      <text:p text:style-name="P10">MPI Recursive:</text:p>
      <text:p text:style-name="P24">$ mpirun -np 2 ./bin/mergesort_mpi_recursive 7</text:p>
      <text:p text:style-name="P24">Data: 1039300282</text:p>
      <text:p text:style-name="P24">Data: 1402832467</text:p>
      <text:p text:style-name="P24">Data: 322949483</text:p>
      <text:p text:style-name="P24">Data: 1554413735</text:p>
      <text:p text:style-name="P24">Data: 555979365</text:p>
      <text:p text:style-name="P24">Data: 988411181</text:p>
      <text:p text:style-name="P24">Data: 332603474</text:p>
      <text:p text:style-name="P24"/>
      <text:p text:style-name="P24">Data: 322949483</text:p>
      <text:p text:style-name="P24">Data: 332603474</text:p>
      <text:p text:style-name="P24">Data: 555979365</text:p>
      <text:p text:style-name="P24">Data: 988411181</text:p>
      <text:p text:style-name="P24">Data: 1039300282</text:p>
      <text:p text:style-name="P24">Data: 1402832467</text:p>
      <text:p text:style-name="P24">Data: 1554413735</text:p>
      <text:p text:style-name="P24"/>
      <text:p text:style-name="P24">time=6.4e-05 seconds</text:p>
      <text:p text:style-name="P4"/>
      <text:p text:style-name="P11">All four programs enlist a psudorandom number generator that gives us the same “random” list each time, this allows us to compare the results. As we can see from this sample output, the programs can sort arrays correctly, and the MPI versions can handle odd numbered inputs.</text:p>
      <text:p text:style-name="P11"/>
      <text:p text:style-name="P8"/>
      <text:p text:style-name="P36">Speedup</text:p>
      <text:p text:style-name="P12"/>
      <text:p text:style-name="P12">Serial Iterative</text:p>
      <text:p text:style-name="P25">$ <text:span text:style-name="T6">./bin/mergesort_serial 40000000</text:span></text:p>
      <text:p text:style-name="P30"/>
      <text:p text:style-name="P30">time=11.716881 seconds</text:p>
      <text:p text:style-name="P12"/>
      <text:p text:style-name="P13"><text:span text:style-name="T4">MPI</text:span> Iterative – <text:span text:style-name="T7">8 process, 1 thread each</text:span></text:p>
      <text:p text:style-name="P26">$ <text:span text:style-name="T7">mpirun -np 8 ~/uah/cpe434_435/final/bin/mergesort_mpi 1 40000000</text:span></text:p>
      <text:p text:style-name="P31"/>
      <text:p text:style-name="P31">time=2.626388 seconds</text:p>
      <text:p text:style-name="P12"/>
      <text:p text:style-name="P15"><text:span text:style-name="T4">MPI</text:span> Iterative – <text:span text:style-name="T8">4 process, 1 thread each</text:span></text:p>
      <text:p text:style-name="P28">$ <text:span text:style-name="T11">mpirun -np 4 ~/uah/cpe434_435/final/bin/mergesort_mpi 1 40000000</text:span></text:p>
      <text:p text:style-name="P34"/>
      <text:p text:style-name="P34">time=2.768701 seconds</text:p>
      <text:p text:style-name="P12"/>
      <text:p text:style-name="P15"><text:span text:style-name="T4">MPI</text:span> Iterative – <text:span text:style-name="T10">2 process, 1 thread each</text:span></text:p>
      <text:p text:style-name="P27">$ <text:span text:style-name="T10">mpirun -np 2 ~/uah/cpe434_435/final/bin/mergesort_mpi 1 40000000</text:span></text:p>
      <text:p text:style-name="P33"/>
      <text:p text:style-name="P33">time=4.362376 seconds</text:p>
      <text:p text:style-name="P12"/>
      <text:p text:style-name="P14"><text:span text:style-name="T4">MPI</text:span> Iterative – <text:span text:style-name="T8">4 process, 2 thread each</text:span></text:p>
      <text:p text:style-name="P28">$ <text:span text:style-name="T11">mpirun -np 4 ~/uah/cpe434_435/final/bin/mergesort_mpi 2 40000000</text:span></text:p>
      <text:p text:style-name="P34"/>
      <text:p text:style-name="P34">time=2.989373 seconds</text:p>
      <text:p text:style-name="P12"/>
      <text:p text:style-name="P13"><text:span text:style-name="T5">MPI</text:span> Iterative – <text:span text:style-name="T8">2 process, 4 threads</text:span></text:p>
      <text:p text:style-name="P29">$ <text:span text:style-name="T9">mpirun -np 2 ~/uah/cpe434_435/final/bin/mergesort_mpi 4 40000000</text:span></text:p>
      <text:p text:style-name="P32"/>
      <text:p text:style-name="P32">time=4.117285 seconds</text:p>
      <text:p text:style-name="P12"/>
      <text:p text:style-name="P16">Serial speedup: 1.0</text:p>
      <text:p text:style-name="P16">MPI 8x1 processes: 4.46</text:p>
      <text:p text:style-name="P19">MPI 4x1 processes: 4.23</text:p>
      <text:p text:style-name="P17">MPI 4x2 processes: 3.92</text:p>
      <text:p text:style-name="P19">MPI 2x1 processes: 2.68</text:p>
      <text:p text:style-name="P16">MPI 2x4 processes: 2.85</text:p>
      <text:p text:style-name="P12"/>
      <text:p text:style-name="P16">From these results we can conclude that the OMP thread parallelization is less effective than a full MPI process; this is likely due to memory collisions between threads while operating on our random data. </text:p>
      <text:p text:style-name="P12"/>
      <text:p text:style-name="P9">Efficiency</text:p>
      <text:p text:style-name="P21"/>
      <text:p text:style-name="P18">Serial speedup: 1.0</text:p>
      <text:p text:style-name="P18">MPI 8x1 processes: <text:span text:style-name="T12">0.56</text:span></text:p>
      <text:p text:style-name="P20">MPI 4x1 processes: <text:span text:style-name="T12">1.05</text:span></text:p>
      <text:p text:style-name="P18">MPI 4x2 processes: <text:span text:style-name="T12">0.49</text:span></text:p>
      <text:p text:style-name="P20">MPI 2x1 processes: <text:span text:style-name="T12">1.34</text:span></text:p>
      <text:p text:style-name="P18">MPI 2x4 processes: <text:span text:style-name="T12">0.36</text:span></text:p>
      <text:p text:style-name="P12"/>
      <text:p text:style-name="P9"/>
      <text:p text:style-name="P37">Conclusion</text:p>
      <text:p text:style-name="P21"/>
      <text:p text:style-name="P21">This approach of MPI and OMP hybrid design does provide speedup, but it is at a low efficiency. Other implementations which use lab 9 sockets or pthreads may be worth investigating for better parallel performance. <text:span text:style-name="T13">We had some strange network performance issues with MPI, and incurred some likely erroneous timing output as a result; a better approach would be to sent all data and then start measuring time. </text:span></text:p>
      <text:p text:style-name="P22">Working on this task really brought the importance of good design in parallelization to the fore. From our discussions in class we knew about how processes and threads differ by resources and overhead, and I feel that this justified the importance of choosing wis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0:34:56.024622064</meta:creation-date>
    <dc:date>2015-11-30T14:22:01.230417099</dc:date>
    <meta:editing-duration>PT3H46M54S</meta:editing-duration>
    <meta:editing-cycles>25</meta:editing-cycles>
    <meta:generator>LibreOffice/5.0.3.2$Linux_X86_64 LibreOffice_project/00m0$Build-2</meta:generator>
    <meta:document-statistic meta:table-count="0" meta:image-count="0" meta:object-count="0" meta:page-count="5" meta:paragraph-count="129" meta:word-count="773" meta:character-count="5395" meta:non-whitespace-character-count="4731"/>
  </office:meta>
</office:document-meta>
</file>